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9cm" svg:x="1.12cm" svg:y="1.207cm" svg:viewBox="0 0 2200 1400" draw:points="0,1400 2200,1400 2200,0 0,0">
          <text:p/>
        </draw:polygon>
        <draw:path draw:style-name="gr2" draw:layer="layout" svg:width="0.297cm" svg:height="0.299cm" svg:x="1.32cm" svg:y="1.55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32cm" svg:y="1.55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164cm" svg:y1="2.151cm" svg:x2="2.899cm" svg:y2="1.575cm">
          <text:p/>
        </draw:line>
        <draw:polygon draw:style-name="gr3" draw:layer="layout" svg:width="0.901cm" svg:height="0.806cm" svg:x="2.164cm" svg:y="1.575cm" svg:viewBox="0 0 902 807" draw:points="188,807 902,246 735,0 0,576">
          <text:p/>
        </draw:polygon>
        <draw:polygon draw:style-name="gr1" draw:layer="layout" svg:width="0.901cm" svg:height="0.806cm" svg:x="2.164cm" svg:y="1.575cm" svg:viewBox="0 0 902 807" draw:points="188,807 902,246 735,0 0,576">
          <text:p/>
        </draw:polygon>
        <draw:frame draw:style-name="gr4" draw:layer="layout" svg:width="1.2cm" svg:height="0.601cm" svg:x="1.1cm" svg:y="1.107cm">
          <draw:text-box>
            <text:p text:style-name="P1"><text:span text:style-name="T1">вывед. </text:span></text:p>
          </draw:text-box>
        </draw:frame>
        <draw:frame draw:style-name="gr4" draw:layer="layout" svg:width="1cm" svg:height="0.601cm" svg:x="2.42cm" svg:y="1.1cm">
          <draw:text-box>
            <text:p text:style-name="P1"><text:span text:style-name="T1">введ. </text:span></text:p>
          </draw:text-box>
        </draw:frame>
        <draw:path draw:style-name="gr2" draw:layer="layout" svg:width="0.297cm" svg:height="0.299cm" svg:x="2.12cm" svg:y="2.10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12cm" svg:y="2.10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84cm" svg:y="1.53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84cm" svg:y="1.537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2:11.234000000</meta:creation-date>
    <meta:editing-duration>PT14S</meta:editing-duration>
    <meta:editing-cycles>2</meta:editing-cycles>
    <meta:generator>LibreOffice/4.3.6.2$Windows_x86 LibreOffice_project/d50a87b2e514536ed401c18000dad4660b6a169e</meta:generator>
    <dc:date>2015-09-29T10:02:25.234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02:11.171000000"/>
  </office:meta>
</office:document-meta>
</file>